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One_20_Column-outline1">
      <style:graphic-properties fo:min-height="8.884cm" loext:decorative="false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_5f_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_5f_-outline1">
      <style:graphic-properties fo:min-height="8.884cm" loext:decorative="false"/>
      <style:paragraph-properties style:writing-mode="lr-tb"/>
    </style:style>
    <style:style style:name="pr8" style:family="presentation" style:parent-style-name="One_20_Column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 fo:text-align="start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4cm" svg:y="9.553cm" presentation:class="title" presentation:user-transformed="true">
          <draw:text-box>
            <text:p text:style-name="P1">Chapter 4 – Laws, Regulations, and Complianc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Categories of Laws</text:p>
          </draw:text-box>
        </draw:frame>
        <draw:frame presentation:style-name="pr4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Criminal Law</text:p>
              </text:list-item>
              <text:list-item>
                <text:p>Civil Law</text:p>
              </text:list-item>
              <text:list-item>
                <text:p>Administrative Law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Law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What is a computer crime exactly?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Computer Fraud and Abuse Act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CFAA was introduced in 1984</text:p>
              </text:list-item>
              <text:list-item>
                <text:p>Amendments were made in 1994 then the following</text:p>
                <text:list>
                  <text:list-item>
                    <text:p>1996, 2001, 2002, 2013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Other Laws to Know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National Information Infrastructure Protection Act of 1996</text:p>
              </text:list-item>
              <text:list-item>
                <text:p>Federal Information Security Management Act of 2022</text:p>
              </text:list-item>
              <text:list-item>
                <text:p>** Federal Cybersecurity Laws of 2014 **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Federal Cybersecurity Laws of 2014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<text:span text:style-name="T1">2014 President Obama signed a few things that lead to the standards we know today.</text:span></text:p>
              </text:list-item>
              <text:list-item>
                <text:p><text:span text:style-name="T1">NIST SP 800-53</text:span></text:p>
              </text:list-item>
              <text:list-item>
                <text:p><text:span text:style-name="T1">NIST SP 800-171</text:span></text:p>
              </text:list-item>
              <text:list-item>
                <text:p><text:span text:style-name="T1">NIST CSF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Intellectual Property (IP)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America shifted away from manufacturer goods to providing services</text:p>
              </text:list-item>
              <text:list-item>
                <text:p>IP is extremely important</text:p>
              </text:list-item>
              <text:list-item>
                <text:p>Many countries either protect or fail to protect these righ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Copyright Act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Copyright and the Digital Millennium Copyright Act</text:p>
              </text:list-item>
              <text:list-item>
                <text:p>Let’s talk about i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Other Protection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Trademarks</text:p>
              </text:list-item>
              <text:list-item>
                <text:p>Patents</text:p>
              </text:list-item>
              <text:list-item>
                <text:p>Trade Secre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Software Licensing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Perpetual Licenses</text:p>
              </text:list-item>
              <text:list-item>
                <text:p>Subscription Licenses</text:p>
              </text:list-item>
              <text:list-item>
                <text:p>Open-Source Licenses</text:p>
              </text:list-item>
              <text:list-item>
                <text:p>Freeware</text:p>
              </text:list-item>
              <text:list-item>
                <text:p>Enterprise License Agreements (ELAs)</text:p>
              </text:list-item>
              <text:list-item>
                <text:p>End-User License Agreements (EULA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Software Licensing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Concurrent Use Licenses</text:p>
              </text:list-item>
              <text:list-item>
                <text:p>Name User Licenses</text:p>
              </text:list-item>
              <text:list-item>
                <text:p>Cloud Services License Agreement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Import/Exports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Tranborder data flow of tech</text:p>
              </text:list-item>
              <text:list-item>
                <text:p>ITAR </text:p>
              </text:list-item>
              <text:list-item>
                <text:p>EAR </text:p>
              </text:list-item>
              <text:list-item>
                <text:p>Countries of Concern</text:p>
              </text:list-item>
              <text:list-item>
                <text:p>Encryption Export Control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Privacy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U.S. Privacy Law</text:p>
              </text:list-item>
              <text:list-item>
                <text:p>European Union Privacy Law</text:p>
              </text:list-item>
              <text:list-item>
                <text:p>Canadian Privacy Law</text:p>
              </text:list-item>
              <text:list-item>
                <text:p>Chinese Privacy Law</text:p>
              </text:list-item>
              <text:list-item>
                <text:p>South African Privacy Law</text:p>
              </text:list-item>
              <text:list-item>
                <text:p>State Privacy Law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3">U.S. Privacy Law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Fourth Amendment</text:p>
              </text:list-item>
              <text:list-item>
                <text:p>Privacy Act of 1974</text:p>
              </text:list-item>
              <text:list-item>
                <text:p>Electronic Communication Privacy Act of 1986</text:p>
              </text:list-item>
              <text:list-item>
                <text:p>Communication Assistance for Law Enforcement of 1994</text:p>
              </text:list-item>
              <text:list-item>
                <text:p>Economic Espionage of 1996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3">U.S. Privacy Law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Health Insurance Portability and Accountability Act of 1996</text:p>
              </text:list-item>
              <text:list-item>
                <text:p>Health Information Technology for Economic and Clinical Health Act of 2009</text:p>
              </text:list-item>
              <text:list-item>
                <text:p>Children’s Online Privacy Protection Act of 1998</text:p>
              </text:list-item>
              <text:list-item>
                <text:p>Gramm-Leach-Bliley Act of 1999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3">U.S. Privacy Law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USA Patriot Act of 2001</text:p>
              </text:list-item>
              <text:list-item>
                <text:p>Clarifying Lawful Overseas Use of Data Act</text:p>
              </text:list-item>
              <text:list-item>
                <text:p>Family Education Rights and Privacy Act</text:p>
              </text:list-item>
              <text:list-item>
                <text:p>Identity Theft Assumption Deterrence Act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3">European Union Privacy Act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General Data Protection Regulations</text:p>
              </text:list-item>
              <text:list-item>
                <text:p>Cross-Border Information Sharing</text:p>
              </text:list-item>
              <text:list-item>
                <text:p>Please read about Chinese, Canadian, South African, and State which are testable in the CISSP</text:p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3">Compliance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Driving factor for security </text:p>
              </text:list-item>
              <text:list-item>
                <text:p>Can anyone see a problem?</text:p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One_20_Column_5f_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 text:style-name="P3">Contracting and Procurement</text:p>
          </draw:text-box>
        </draw:frame>
        <draw:frame presentation:style-name="pr7" draw:layer="layout" svg:width="25.199cm" svg:height="10.717cm" svg:x="1.4cm" svg:y="3.685cm" presentation:class="outline" presentation:user-transformed="true">
          <draw:text-box>
            <text:list text:style-name="L3">
              <text:list-item>
                <text:p>Increasing in use</text:p>
              </text:list-item>
              <text:list-item>
                <text:p>Is there a problem?</text:p>
                <text:p/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3:35:58.058779995</meta:creation-date>
    <meta:editing-duration>PT1H47M45S</meta:editing-duration>
    <meta:editing-cycles>19</meta:editing-cycles>
    <meta:generator>LibreOffice/24.2.7.2$Linux_X86_64 LibreOffice_project/420$Build-2</meta:generator>
    <dc:title>Portfolio</dc:title>
    <dc:date>2026-02-03T22:31:21.679960107</dc:date>
    <meta:document-statistic meta:object-count="148"/>
  </office:meta>
</office:document-meta>
</file>